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9">
      <style:graphic-properties draw:stroke="solid" fo:min-height="11.929cm"/>
    </style:style>
    <style:style style:name="pr5" style:family="presentation" style:parent-style-name="Default-outline1" style:list-style-name="L9">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8.0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Executables used</text:span><text:span text:style-name="T1">: sub_studies/setup_sim_CentOS6/make_d2pi (for sim-data only)</text:span></text:p>
            <text:p><text:span text:style-name="T1"/></text:p>
            <text:p><text:span text:style-name="T2">Scripts used:</text:span></text:p>
            <text:p><text:span text:style-name="T1">scripts/python/ana_tools.py::plot_ana2pi_MMs()</text:span></text:p>
            <text:p><text:span text:style-name="T1"/></text:p>
            <text:p><text:span text:style-name="T1">2. </text:span><text:span text:style-name="T2">Determine Simulation range for my kinematics [2.0,5.0 ][1.3,3.0]</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2">Assumptions</text:span></text:p>
                <text:p><text:span text:style-name="T1">1. 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5">
              <text:list-item>
                <text:list>
                  <text:list-header>
                    <text:p><text:span text:style-name="T2">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6">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7">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8">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7">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8">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7" draw:text-style-name="P4" draw:layer="layout" svg:width="25.908cm" svg:height="16.256cm" svg:x="1.016cm" svg:y="0.762cm">
          <draw:text-box>
            <text:p><text:span text:style-name="T2">Results and Observations for:</text:span></text:p>
            <text:list text:style-name="L5">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2"/></text:p>
            <text:p><text:span text:style-name="T2">Experimental Parameters:</text:span></text:p>
            <text:p><text:span text:style-name="T5">be-exp=5.497 GeV</text:span></text:p>
            <text:p><text:span text:style-name="T2"/></text:p>
            <text:p><text:span text:style-name="T2">Simulation Parameters:</text:span></text:p>
            <text:p><text:span text:style-name="T5">Gpp-pars = 1.37,1.37,1.37,0.962 (same as Evan's)</text:span></text:p>
            <text:p><text:span text:style-name="T5">be-sim=5.485 GeV</text:span></text:p>
            <text:p><text:span text:style-name="T2"/></text:p>
            <text:p><text:span text:style-name="T22">&lt;Show plots&gt;</text:span></text:p>
            <text:p><text:span text:style-name="T22"/></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7">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7">
              <text:list-item>
                <text:list>
                  <text:list-item>
                    <text:list>
                      <text:list-header>
                        <text:p><text:span text:style-name="T5"/></text:p>
                      </text:list-header>
                    </text:list>
                  </text:list-item>
                </text:list>
                <text:p><text:span text:style-name="T5"/></text:p>
              </text:list-item>
            </text:list>
            <text:list text:style-name="L5">
              <text:list-header>
                <text:p><text:span text:style-name="T5"/></text:p>
              </text:list-header>
            </text:list>
            <text:list text:style-name="L7">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 draw:layer="layout" svg:width="26.162cm" svg:height="13.786cm" svg:x="0.762cm" svg:y="0.508cm">
          <draw:text-box>
            <text:p><text:span text:style-name="T2">(Related &amp; Unrelated) Future work</text:span></text:p>
            <text:p><text:span text:style-name="T1"/></text:p>
            <text:list text:style-name="L5">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list-item>
            </text:list>
            <text:list text:style-name="L12">
              <text:list-item>
                <text:p><text:span text:style-name="T1">Study MM cut for Top 1 in more detail</text:span></text:p>
              </text:list-item>
            </text:list>
            <text:list text:style-name="L5">
              <text:list-item>
                <text:p><text:span text:style-name="T1">Finalize cuts for each Topology</text:span></text:p>
                <text:list>
                  <text:list-item>
                    <text:p><text:span text:style-name="T1">For this, BG under MM distributions will have to be understood</text:span></text:p>
                  </text:list-item>
                </text:list>
              </text:list-item>
              <text:list-item>
                <text:p><text:span text:style-name="T26">Finish Q2,W resolution study for Simulation and start full kinematic Simulation!</text:span></text:p>
                <text:p><text:span text:style-name="T26"/></text:p>
              </text:list-item>
            </text:list>
            <text:p><text:span text:style-name="T2">General Knowledge gained from in meeting</text:span></text:p>
            <text:p><text:span text:style-name="T2"/></text:p>
            <text:p><text:span text:style-name="T5">Techniques for BG subtraction:</text:span></text:p>
            <text:list text:style-name="L12">
              <text:list-item>
                <text:p><text:span text:style-name="T5">Sideband subtraction</text:span></text:p>
              </text:list-item>
              <text:list-item>
                <text:p><text:span text:style-name="T5">Subtract BG using Sim-Data</text:span></text:p>
              </text:list-item>
              <text:list-item>
                <text:p><text:span text:style-name="T5">Estimate BG using Exp-Data and then subtract</text:span></text:p>
              </text:list-item>
            </text:list>
            <text:p><text:span text:style-name="T2"/></text:p>
            <text:p><text:span text:style-name="T26"/></text:p>
            <text:list text:style-name="L5">
              <text:list-header>
                <text:p><text:span text:style-name="T1"/></text:p>
              </text:list-header>
            </text:list>
          </draw:text-box>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31T13:36:54</dc:date>
    <dc:creator>Arjun Trivedi</dc:creator>
    <meta:editing-duration>P2DT3H52M26S</meta:editing-duration>
    <meta:editing-cycles>217</meta:editing-cycles>
    <meta:generator>LibreOffice/3.5$Linux_X86_64 LibreOffice_project/350m1$Build-2</meta:generator>
    <meta:document-statistic meta:object-count="45"/>
  </office:meta>
</office:document-meta>
</file>